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60e5" officeooo:paragraph-rsid="00016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bby Laudeman</text:p>
      <text:p text:style-name="P1">CSE 460</text:p>
      <text:p text:style-name="P1">Lab 1</text:p>
      <text:p text:style-name="P1"/>
      <text:p text:style-name="P1">1.) Basic Linux Commands</text:p>
      <text:p text:style-name="P1"/>
      <text:p text:style-name="P1"><text:tab/>ls – list the files within a directory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01:33.628781844</meta:creation-date>
    <dc:date>2019-04-02T15:21:11.951027238</dc:date>
    <meta:editing-duration>PT1H9M28S</meta:editing-duration>
    <meta:editing-cycles>1</meta:editing-cycles>
    <meta:document-statistic meta:table-count="0" meta:image-count="0" meta:object-count="0" meta:page-count="1" meta:paragraph-count="6" meta:word-count="17" meta:character-count="90" meta:non-whitespace-character-count="75"/>
    <meta:generator>LibreOffice/6.0.7.3.0$Linux_X86_64 LibreOffice_project/00$Build-3</meta:generator>
  </office:meta>
</office:document-meta>
</file>